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1"/>
          <table:table-cell table:formula="of:=AVERAGE([.M2:.M60])" office:value-type="float" office:value="0.0000327678500832141" calcext:value-type="float">
            <text:p>3.27678500832141E-05</text:p>
          </table:table-cell>
          <table:table-cell table:formula="of:=AVERAGE([.N2:.N60])" office:value-type="float" office:value="0.0000527346118529198" calcext:value-type="float">
            <text:p>5.2734611852919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23:52:42.807535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5-11T23:53:59.662366406</dc:date>
    <meta:editing-duration>PT12H36M42S</meta:editing-duration>
    <meta:editing-cycles>56</meta:editing-cycles>
    <meta:generator>LibreOffice/7.0.4.2$Linux_X86_64 LibreOffice_project/00$Build-2</meta:generator>
    <meta:document-statistic meta:table-count="1" meta:cell-count="1093" meta:object-count="0"/>
  </office:meta>
</office:document-meta>
</file>